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5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92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2" style:family="graphic" style:parent-style-name="standard">
      <style:graphic-properties svg:stroke-color="#ff5429" draw:fill-color="#ff5429" draw:textarea-vertical-align="middle" draw:auto-grow-height="false" fo:min-height="3.879cm" fo:min-width="3.311cm"/>
    </style:style>
    <style:style style:name="gr33" style:family="graphic" style:parent-style-name="standard">
      <style:graphic-properties svg:stroke-color="#e8a202" draw:fill-color="#e8a202" draw:textarea-vertical-align="middle" draw:auto-grow-height="false" fo:min-height="3.879cm" fo:min-width="3.311cm"/>
    </style:style>
    <style:style style:name="gr34" style:family="graphic" style:parent-style-name="standard">
      <style:graphic-properties svg:stroke-color="#069a2e" draw:fill-color="#069a2e" draw:textarea-vertical-align="middle" draw:auto-grow-height="false" fo:min-height="3.879cm" fo:min-width="3.311cm"/>
    </style:style>
    <style:style style:name="gr35" style:family="graphic" style:parent-style-name="standard">
      <style:graphic-properties svg:stroke-color="#6b5e9b" draw:fill-color="#6b5e9b" draw:textarea-vertical-align="middle" draw:auto-grow-height="false" fo:min-height="3.879cm" fo:min-width="3.311cm"/>
    </style:style>
    <style:style style:name="gr36" style:family="graphic" style:parent-style-name="standard">
      <style:graphic-properties draw:stroke="none" svg:stroke-color="#ff5429" draw:fill="none" draw:fill-color="#ff5429" draw:auto-grow-height="true" draw:auto-grow-width="false" fo:max-height="0cm" fo:min-height="0.755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5429"/>
      <style:paragraph-properties fo:text-align="center"/>
    </style:style>
    <style:style style:name="P11" style:family="paragraph">
      <loext:graphic-properties draw:fill-color="#e8a202"/>
      <style:paragraph-properties fo:text-align="center"/>
    </style:style>
    <style:style style:name="P12" style:family="paragraph">
      <loext:graphic-properties draw:fill-color="#069a2e"/>
      <style:paragraph-properties fo:text-align="center"/>
    </style:style>
    <style:style style:name="P13" style:family="paragraph">
      <loext:graphic-properties draw:fill-color="#6b5e9b"/>
      <style:paragraph-properties fo:text-align="center"/>
    </style:style>
    <style:style style:name="P14" style:family="paragraph">
      <loext:graphic-properties draw:fill="none" draw:fill-color="#ff5429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6" draw:text-style-name="P1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6" draw:text-style-name="P1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6" draw:text-style-name="P1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6" draw:text-style-name="P1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6" draw:text-style-name="P1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7" draw:text-style-name="P2" xml:id="id2" draw:id="id2" draw:layer="layout" svg:width="3.199cm" svg:height="3.202cm" svg:x="4.229cm" svg:y="5.51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8" draw:text-style-name="P1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22.382cm" svg:y1="6.099cm" svg:x2="22.382cm" svg:y2="8.297cm">
            <text:p/>
          </draw:line>
        </draw:g>
        <draw:custom-shape draw:style-name="gr10" draw:text-style-name="P4" xml:id="id9" draw:id="id9" draw:layer="layout" svg:width="3.74cm" svg:height="4.469cm" svg:x="12.623cm" svg:y="11.816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6" draw:text-style-name="P6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6" draw:text-style-name="P6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6" draw:text-style-name="P6" draw:layer="layout" draw:line-skew="1.105cm" svg:x1="20.123cm" svg:y1="10.437cm" svg:x2="22.329cm" svg:y2="10.469cm" draw:start-shape="id6" draw:start-glue-point="1" svg:d="M20123 10437h2458v32h-252" svg:viewBox="0 0 2459 33">
          <text:p/>
        </draw:connector>
        <draw:connector draw:style-name="gr6" draw:text-style-name="P6" draw:layer="layout" svg:x1="19.95cm" svg:y1="3.662cm" svg:x2="22.386cm" svg:y2="4.802cm" draw:start-shape="id8" draw:start-glue-point="1" draw:end-shape="id10" draw:end-glue-point="0" svg:d="M19950 3662h2436v1140" svg:viewBox="0 0 2437 1141">
          <text:p/>
        </draw:connector>
        <draw:connector draw:style-name="gr6" draw:text-style-name="P6" draw:layer="layout" draw:line-skew="-0.336cm" svg:x1="22.386cm" svg:y1="9.271cm" svg:x2="22.267cm" svg:y2="12.353cm" draw:start-shape="id10" draw:start-glue-point="2" draw:end-shape="id4" draw:end-glue-point="0" svg:d="M22386 9271v1181h-119v1901" svg:viewBox="0 0 120 3083">
          <text:p/>
        </draw:connector>
        <draw:custom-shape draw:style-name="gr12" draw:text-style-name="P1" xml:id="id11" draw:id="id11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2" draw:id="id12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1.609cm" svg:y1="17.559cm" svg:x2="14.493cm" svg:y2="16.285cm" draw:start-shape="id11" draw:start-glue-point="1" draw:end-shape="id9" draw:end-glue-point="6" svg:d="M11609 17559h2884v-1274" svg:viewBox="0 0 2885 1275">
          <text:p/>
        </draw:connector>
        <draw:connector draw:style-name="gr6" draw:text-style-name="P6" draw:layer="layout" svg:x1="5.821cm" svg:y1="12.462cm" svg:x2="8.703cm" svg:y2="10.437cm" draw:start-shape="id12" draw:start-glue-point="1" draw:end-shape="id3" draw:end-glue-point="3" svg:d="M5821 12462v-2025h2882" svg:viewBox="0 0 2883 2026">
          <text:p/>
        </draw:connector>
        <draw:connector draw:style-name="gr6" draw:text-style-name="P6" draw:layer="layout" svg:x1="5.821cm" svg:y1="15.373cm" svg:x2="8.699cm" svg:y2="17.559cm" draw:start-shape="id12" draw:start-glue-point="3" draw:end-shape="id11" draw:end-glue-point="3" svg:d="M5821 15373v2186h2878" svg:viewBox="0 0 2879 2187">
          <text:p/>
        </draw:connector>
        <draw:frame draw:style-name="gr14" draw:text-style-name="P5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5" draw:text-style-name="P7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6" draw:text-style-name="P7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7" draw:text-style-name="P7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8" draw:text-style-name="P7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19" draw:text-style-name="P7" draw:layer="layout" svg:width="1.162cm" svg:height="1.167cm" svg:x="13.985cm" svg:y="6.462cm">
          <draw:text-box>
            <text:p>R<text:span text:style-name="T6">3</text:span></text:p>
          </draw:text-box>
        </draw:frame>
        <draw:frame draw:style-name="gr20" draw:text-style-name="P7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1" draw:text-style-name="P7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2" draw:text-style-name="P6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3" draw:id="id13" draw:layer="layout" svg:width="0.405cm" svg:height="0.45cm" svg:x="5.591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5" draw:text-style-name="P8" draw:layer="layout" svg:x1="6.94cm" svg:y1="12.462cm" svg:x2="6.94cm" svg:y2="15.74cm">
          <text:p/>
        </draw:line>
        <draw:frame draw:style-name="gr26" draw:text-style-name="P9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7" draw:text-style-name="P8" draw:layer="layout" svg:x1="22.268cm" svg:y1="12.353cm" svg:x2="22.268cm" svg:y2="13.35cm">
            <text:p/>
          </draw:line>
          <draw:line draw:style-name="gr27" draw:text-style-name="P8" draw:layer="layout" svg:x1="20.946cm" svg:y1="13.358cm" svg:x2="23.587cm" svg:y2="13.358cm">
            <text:p/>
          </draw:line>
          <draw:line draw:style-name="gr27" draw:text-style-name="P8" draw:layer="layout" svg:x1="20.947cm" svg:y1="14.361cm" svg:x2="23.588cm" svg:y2="14.361cm">
            <text:p/>
          </draw:line>
          <draw:line draw:style-name="gr27" draw:text-style-name="P8" draw:layer="layout" svg:x1="22.268cm" svg:y1="14.356cm" svg:x2="22.268cm" svg:y2="15.353cm">
            <text:p/>
          </draw:line>
        </draw:g>
        <draw:line draw:style-name="gr25" draw:text-style-name="P8" draw:layer="layout" svg:x1="23.993cm" svg:y1="12.4cm" svg:x2="23.993cm" svg:y2="15.678cm">
          <text:p/>
        </draw:line>
        <draw:frame draw:style-name="gr28" draw:text-style-name="P7" draw:layer="layout" svg:width="1.237cm" svg:height="1.055cm" svg:x="22.547cm" svg:y="14.54cm">
          <draw:text-box>
            <text:p>C</text:p>
          </draw:text-box>
        </draw:frame>
        <draw:g xml:id="id14" draw:id="id14">
          <draw:line draw:style-name="gr29" draw:text-style-name="P8" draw:layer="layout" svg:x1="4.445cm" svg:y1="11.63cm" svg:x2="2.317cm" svg:y2="11.649cm">
            <text:p/>
          </draw:line>
          <draw:line draw:style-name="gr29" draw:text-style-name="P8" draw:layer="layout" svg:x1="4.447cm" svg:y1="11.619cm" svg:x2="2.319cm" svg:y2="11.638cm">
            <text:p/>
          </draw:line>
          <draw:line draw:style-name="gr29" draw:text-style-name="P8" draw:layer="layout" svg:x1="2.899cm" svg:y1="12.057cm" svg:x2="3.957cm" svg:y2="12.057cm">
            <text:p/>
          </draw:line>
          <draw:line draw:style-name="gr29" draw:text-style-name="P8" draw:layer="layout" svg:x1="3.184cm" svg:y1="12.424cm" svg:x2="3.693cm" svg:y2="12.424cm">
            <text:p/>
          </draw:line>
          <draw:line draw:style-name="gr29" draw:text-style-name="P8" draw:layer="layout" svg:x1="3.41cm" svg:y1="11.604cm" svg:x2="3.419cm" svg:y2="10.659cm">
            <text:p/>
          </draw:line>
        </draw:g>
        <draw:connector draw:style-name="gr30" draw:text-style-name="P6" draw:layer="layout" svg:x1="5.591cm" svg:y1="10.489cm" svg:x2="3.382cm" svg:y2="10.659cm" draw:start-shape="id13" draw:start-glue-point="6" draw:end-shape="id14" draw:end-glue-point="0" svg:d="M5591 10489h-548v-380h-1661v550" svg:viewBox="0 0 2210 551">
          <text:p/>
        </draw:connector>
        <draw:custom-shape draw:style-name="gr31" draw:text-style-name="P6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3.81cm" svg:height="4.128cm" svg:x="8.149cm" svg:y="4.833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1" draw:layer="layout" svg:width="3.81cm" svg:height="4.128cm" svg:x="8.149cm" svg:y="11.692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12" draw:layer="layout" svg:width="3.81cm" svg:height="4.128cm" svg:x="16.549cm" svg:y="11.851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13" draw:layer="layout" svg:width="3.81cm" svg:height="4.128cm" svg:x="16.549cm" svg:y="4.91cm">
          <text:p/>
          <draw:enhanced-geometry svg:viewBox="0 0 21600 21600" draw:text-areas="0 0 21600 21600" draw:type="circular-arrow" draw:modifiers="180 90.0167638915293 9685.73545938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6" draw:text-style-name="P14" draw:layer="layout" svg:width="2.699cm" svg:height="1.005cm" svg:x="8.678cm" svg:y="6.536cm">
          <draw:text-box>
            <text:p>Mesh A</text:p>
          </draw:text-box>
        </draw:frame>
        <draw:frame draw:style-name="gr36" draw:text-style-name="P14" draw:layer="layout" svg:width="2.699cm" svg:height="1.005cm" svg:x="17.179cm" svg:y="6.537cm">
          <draw:text-box>
            <text:p>Mesh B</text:p>
          </draw:text-box>
        </draw:frame>
        <draw:frame draw:style-name="gr36" draw:text-style-name="P14" draw:layer="layout" svg:width="2.699cm" svg:height="1.005cm" svg:x="8.679cm" svg:y="13.337cm">
          <draw:text-box>
            <text:p>Mesh C</text:p>
          </draw:text-box>
        </draw:frame>
        <draw:frame draw:style-name="gr36" draw:text-style-name="P14" draw:layer="layout" svg:width="2.699cm" svg:height="1.005cm" svg:x="17.18cm" svg:y="13.438cm">
          <draw:text-box>
            <text:p>Mesh D</text:p>
          </draw:text-box>
        </draw:frame>
        <presentation:notes draw:style-name="dp2">
          <draw:page-thumbnail draw:style-name="gr37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5T10:54:36.749599678</dc:date>
    <meta:editing-duration>PT21H45M12S</meta:editing-duration>
    <meta:editing-cycles>24</meta:editing-cycles>
    <meta:generator>LibreOffice/6.4.6.2$Linux_X86_64 LibreOffice_project/40$Build-2</meta:generator>
    <meta:document-statistic meta:object-count="88"/>
  </office:meta>
</office:document-meta>
</file>